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olic" svg:font-family="'Century gothol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gotholic" officeooo:rsid="000b3c68" officeooo:paragraph-rsid="0011defa"/>
    </style:style>
    <style:style style:name="P2" style:family="paragraph" style:parent-style-name="Standard">
      <style:text-properties style:font-name="Century gotholic" officeooo:rsid="000b3c68" officeooo:paragraph-rsid="000b3c68"/>
    </style:style>
    <style:style style:name="P3" style:family="paragraph" style:parent-style-name="Standard">
      <style:text-properties style:font-name="Century gotholic" officeooo:rsid="000b3c68" officeooo:paragraph-rsid="000ba112"/>
    </style:style>
    <style:style style:name="P4" style:family="paragraph" style:parent-style-name="Standard">
      <style:text-properties style:font-name="Century gotholic" officeooo:rsid="000b3c68" officeooo:paragraph-rsid="000be8a7"/>
    </style:style>
    <style:style style:name="P5" style:family="paragraph" style:parent-style-name="Standard">
      <style:text-properties style:font-name="Century gotholic" officeooo:rsid="000b3c68" officeooo:paragraph-rsid="000db131"/>
    </style:style>
    <style:style style:name="P6" style:family="paragraph" style:parent-style-name="Standard">
      <style:text-properties style:font-name="Century gotholic" fo:font-weight="bold" officeooo:rsid="000b3c68" officeooo:paragraph-rsid="000b3c68" style:font-weight-asian="bold" style:font-weight-complex="bold"/>
    </style:style>
    <style:style style:name="P7" style:family="paragraph" style:parent-style-name="Standard">
      <style:text-properties style:font-name="Century gotholic" fo:font-weight="bold" officeooo:rsid="000b3c68" officeooo:paragraph-rsid="000ba112" style:font-weight-asian="bold" style:font-weight-complex="bold"/>
    </style:style>
    <style:style style:name="P8" style:family="paragraph" style:parent-style-name="Standard">
      <style:text-properties style:font-name="Century gotholic" fo:font-weight="bold" officeooo:rsid="000ba112" officeooo:paragraph-rsid="000ba112" style:font-weight-asian="bold" style:font-weight-complex="bold"/>
    </style:style>
    <style:style style:name="P9" style:family="paragraph" style:parent-style-name="Standard">
      <style:text-properties style:font-name="Century gotholic" fo:font-weight="bold" officeooo:rsid="000db131" officeooo:paragraph-rsid="000db131" style:font-weight-asian="bold" style:font-weight-complex="bold"/>
    </style:style>
    <style:style style:name="P10" style:family="paragraph" style:parent-style-name="Standard">
      <style:text-properties style:font-name="Century gotholic" fo:font-weight="bold" officeooo:rsid="0014bd69" officeooo:paragraph-rsid="0014bd69" style:font-weight-asian="bold" style:font-weight-complex="bold"/>
    </style:style>
    <style:style style:name="P11" style:family="paragraph" style:parent-style-name="Standard">
      <style:text-properties style:font-name="Century gotholic" fo:font-weight="bold" officeooo:rsid="0015da5c" officeooo:paragraph-rsid="0015da5c" style:font-weight-asian="bold" style:font-weight-complex="bold"/>
    </style:style>
    <style:style style:name="P12" style:family="paragraph" style:parent-style-name="Standard">
      <style:text-properties style:font-name="Century gotholic" officeooo:rsid="000ba112" officeooo:paragraph-rsid="000ba112"/>
    </style:style>
    <style:style style:name="P13" style:family="paragraph" style:parent-style-name="Standard">
      <style:text-properties style:font-name="Century gotholic" officeooo:rsid="000db131" officeooo:paragraph-rsid="000db131"/>
    </style:style>
    <style:style style:name="P14" style:family="paragraph" style:parent-style-name="Standard">
      <style:text-properties style:font-name="Century gotholic" officeooo:rsid="000db131" officeooo:paragraph-rsid="0011defa"/>
    </style:style>
    <style:style style:name="P15" style:family="paragraph" style:parent-style-name="Standard">
      <style:text-properties style:font-name="Century gotholic" fo:font-weight="normal" officeooo:rsid="000db131" officeooo:paragraph-rsid="000db131" style:font-weight-asian="normal" style:font-weight-complex="normal"/>
    </style:style>
    <style:style style:name="P16" style:family="paragraph" style:parent-style-name="Standard">
      <style:text-properties style:font-name="Century gotholic" fo:font-weight="normal" officeooo:rsid="0014bd69" officeooo:paragraph-rsid="0014bd69" style:font-weight-asian="normal" style:font-weight-complex="normal"/>
    </style:style>
    <style:style style:name="P17" style:family="paragraph" style:parent-style-name="Standard">
      <style:text-properties style:font-name="Century gotholic" fo:font-weight="normal" officeooo:rsid="0015da5c" officeooo:paragraph-rsid="0015da5c" style:font-weight-asian="normal" style:font-weight-complex="normal"/>
    </style:style>
    <style:style style:name="P18" style:family="paragraph" style:parent-style-name="Standard">
      <style:text-properties style:font-name="Century gotholic" officeooo:rsid="0014bd69" officeooo:paragraph-rsid="0014bd69"/>
    </style:style>
    <style:style style:name="P19" style:family="paragraph" style:parent-style-name="Standard">
      <style:text-properties style:font-name="Century gotholic" officeooo:rsid="0015da5c" officeooo:paragraph-rsid="0015da5c"/>
    </style:style>
    <style:style style:name="P20" style:family="paragraph" style:parent-style-name="Standard">
      <style:text-properties style:font-name="Century gotholic" fo:font-weight="bold" officeooo:rsid="000b3c68" officeooo:paragraph-rsid="000b3c68" style:font-weight-asian="bold" style:font-weight-complex="bold"/>
    </style:style>
    <style:style style:name="P21" style:family="paragraph" style:parent-style-name="Standard">
      <style:text-properties style:font-name="Century gotholic" fo:font-weight="bold" officeooo:rsid="000db131" officeooo:paragraph-rsid="000db131" style:font-weight-asian="bold" style:font-weight-complex="bold"/>
    </style:style>
    <style:style style:name="P22" style:family="paragraph" style:parent-style-name="Standard">
      <style:text-properties style:font-name="Century gotholic" fo:font-weight="bold" officeooo:rsid="0015da5c" officeooo:paragraph-rsid="0015da5c" style:font-weight-asian="bold" style:font-weight-complex="bold"/>
    </style:style>
    <style:style style:name="P23" style:family="paragraph" style:parent-style-name="Standard">
      <style:text-properties style:font-name="Century gotholic" fo:font-weight="bold" officeooo:rsid="001b285a" officeooo:paragraph-rsid="001b285a" style:font-weight-asian="bold" style:font-weight-complex="bold"/>
    </style:style>
    <style:style style:name="P24" style:family="paragraph" style:parent-style-name="Standard">
      <style:text-properties style:font-name="Century gotholic" officeooo:rsid="001b285a" officeooo:paragraph-rsid="001b285a"/>
    </style:style>
    <style:style style:name="P25" style:family="paragraph" style:parent-style-name="Standard">
      <style:text-properties style:font-name="Century gotholic" officeooo:rsid="000db131" officeooo:paragraph-rsid="000db1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officeooo:rsid="000ba112"/>
    </style:style>
    <style:style style:name="T4" style:family="text">
      <style:text-properties officeooo:rsid="000be8a7"/>
    </style:style>
    <style:style style:name="T5" style:family="text">
      <style:text-properties officeooo:rsid="000db131"/>
    </style:style>
    <style:style style:name="T6" style:family="text">
      <style:text-properties officeooo:rsid="000f84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74b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ructure</text:span><text:span text:style-name="T1"> </text:span>:</text:p>
      <text:p text:style-name="P1"><text:tab/>t is a user defined data type, and is a collection of one or more variables,possibly <text:s/>of<text:tab/> <text:s text:c="5"/>same or different types, grouped together under a single name for convinient handling.</text:p>
      <text:p text:style-name="P2"/>
      <text:p text:style-name="P6">Structure Declaration : </text:p>
      <text:p text:style-name="P2"/>
      <text:p text:style-name="P2"><text:tab/>struct student {</text:p>
      <text:p text:style-name="P2"><text:tab/><text:tab/>member 1;</text:p>
      <text:p text:style-name="P2"><text:tab/><text:tab/>member 2;</text:p>
      <text:p text:style-name="P2"><text:tab/><text:tab/>........</text:p>
      <text:p text:style-name="P2"><text:tab/><text:tab/>member n;</text:p>
      <text:p text:style-name="P2"><text:tab/>}stu;</text:p>
      <text:p text:style-name="P2"><text:s text:c="3"/></text:p>
      <text:p text:style-name="P2"><text:s text:c="10"/>OR </text:p>
      <text:p text:style-name="P2"><text:tab/><text:tab/></text:p>
      <text:p text:style-name="P2"><text:tab/>struct student stu;</text:p>
      <text:p text:style-name="P2"><text:tab/></text:p>
      <text:p text:style-name="P2"/>
      <text:p text:style-name="P6">. <text:s/>and <text:s/>-&gt; <text:s/>operator :</text:p>
      <text:p text:style-name="P2"/>
      <text:p text:style-name="P2"><text:tab/>. <text:s/>operator is used to access the structure member by the structure variable.</text:p>
      <text:p text:style-name="P2"><text:tab/>-&gt; operator is used to access the structure member by pointer to structure.</text:p>
      <text:p text:style-name="P2"/>
      <text:p text:style-name="P6">Array of structures :</text:p>
      <text:p text:style-name="P2"><text:tab/>We can declare an array of structures where each element of array is of same structure type.</text:p>
      <text:p text:style-name="P2"/>
      <text:p text:style-name="P2">For ex: <text:s text:c="3"/>struct student arr_stu[10];</text:p>
      <text:p text:style-name="P2"/>
      <text:p text:style-name="P2"/>
      <text:p text:style-name="P6">size of structure :</text:p>
      <text:p text:style-name="P2"><text:tab/></text:p>
      <text:p text:style-name="P2"><text:tab/>we can find the size of structure using sizeof() operator.</text:p>
      <text:p text:style-name="P2"/>
      <text:p text:style-name="P2">Fox ex: </text:p>
      <text:p text:style-name="P2"><text:tab/>struct student {</text:p>
      <text:p text:style-name="P2"><text:tab/><text:tab/>int a;</text:p>
      <text:p text:style-name="P2"><text:tab/><text:tab/>char b;</text:p>
      <text:p text:style-name="P2"><text:tab/><text:tab/>float c;</text:p>
      <text:p text:style-name="P2"><text:tab/>}var;</text:p>
      <text:p text:style-name="P2"><text:tab/></text:p>
      <text:p text:style-name="P2"><text:tab/>sizeof(var) = 12 Bytes</text:p>
      <text:p text:style-name="P2"/>
      <text:p text:style-name="P2">As per our assumption the size should be 4+1+4 = 9 Bytes</text:p>
      <text:p text:style-name="P2">but , because of holes it will show as 12 Bytes.</text:p>
      <text:p text:style-name="P2"/>
      <text:p text:style-name="P2"/>
      <text:p text:style-name="P6"><text:soft-page-break/>Pointers to struccture:</text:p>
      <text:p text:style-name="P2"><text:tab/></text:p>
      <text:p text:style-name="P2"><text:tab/><text:span text:style-name="T3">It is a pointer of type structure and holds the address of structure variable.</text:span></text:p>
      <text:p text:style-name="P3"><text:tab/></text:p>
      <text:p text:style-name="P12">For ex:</text:p>
      <text:p text:style-name="P3"><text:tab/>struct student {</text:p>
      <text:p text:style-name="P3"><text:tab/><text:tab/>int a;</text:p>
      <text:p text:style-name="P3"><text:tab/><text:tab/>char b;</text:p>
      <text:p text:style-name="P3"><text:tab/><text:tab/>float c;</text:p>
      <text:p text:style-name="P3"><text:tab/>}var;</text:p>
      <text:p text:style-name="P3"><text:tab/></text:p>
      <text:p text:style-name="P3"><text:tab/><text:span text:style-name="T3">struct student *ptr = NULL;</text:span></text:p>
      <text:p text:style-name="P3"><text:tab/><text:span text:style-name="T3">ptr <text:s/>= &amp;var;</text:span></text:p>
      <text:p text:style-name="P3"><text:tab/></text:p>
      <text:p text:style-name="P3"><text:tab/><text:span text:style-name="T3">Now we can access the structure members by pointer to structure using arrow (-&gt;) operator.</text:span></text:p>
      <text:p text:style-name="P3"/>
      <text:p text:style-name="P3"/>
      <text:p text:style-name="P8">Self referential structure :</text:p>
      <text:p text:style-name="P7"/>
      <text:p text:style-name="P3"><text:tab/><text:span text:style-name="T3">A structure that contains pointers to structure of its own type is called as self referential structure.</text:span></text:p>
      <text:p text:style-name="P3"/>
      <text:p text:style-name="P12">For ex:</text:p>
      <text:p text:style-name="P4"><text:tab/><text:span text:style-name="T3">struct student {</text:span></text:p>
      <text:p text:style-name="P4"><text:tab/><text:tab/><text:span text:style-name="T4">int data;</text:span></text:p>
      <text:p text:style-name="P4"><text:tab/><text:tab/><text:span text:style-name="T4">struct student *ptr;</text:span></text:p>
      <text:p text:style-name="P4"><text:tab/><text:span text:style-name="T4">};</text:span></text:p>
      <text:p text:style-name="P4"/>
      <text:p text:style-name="P4"/>
      <text:p text:style-name="P9">Table Lookup : </text:p>
      <text:p text:style-name="P13"><text:tab/>his code is a typical of what might be found in the symbol table management routines of a compiler.</text:p>
      <text:p text:style-name="P13">For ex : <text:s/>consider a #define statement. When a line like</text:p>
      <text:p text:style-name="P5"/>
      <text:p text:style-name="P5"><text:tab/><text:span text:style-name="T5">#define IN 1</text:span></text:p>
      <text:p text:style-name="P13">the name IN and replacement text 1 are stored in a table. Later, when the name IN appears in a statement like </text:p>
      <text:p text:style-name="P13"><text:tab/>tate <text:s/>= <text:s/>IN;</text:p>
      <text:p text:style-name="P5"><text:span text:style-name="T5">it must be replaced by 1.</text:span><text:tab/></text:p>
      <text:p text:style-name="P2"><text:tab/></text:p>
      <text:p text:style-name="P13"/>
      <text:p text:style-name="P9">typedef :</text:p>
      <text:p text:style-name="P14"><text:tab/>tydef is <text:s/>a eyword, which will allow us to define a new name for an existing data type.</text:p>
      <text:p text:style-name="P14">For ex: <text:s/>typedef data_type new_name.</text:p>
      <text:p text:style-name="P13"/>
      <text:p text:style-name="P13">It makes our program more readable.</text:p>
      <text:p text:style-name="P9"/>
      <text:p text:style-name="P9"><text:soft-page-break/>Union :</text:p>
      <text:p text:style-name="P13"><text:s/><text:tab/> <text:span text:style-name="T6">It is an user defined data type like structure, it can contain the members of different data types.</text:span></text:p>
      <text:p text:style-name="P13">The main difference between structure and union is in the way memory is allocated for the members.</text:p>
      <text:p text:style-name="P13">In structure each member has its own memory location, whereas members of union share the same memory location.</text:p>
      <text:p text:style-name="P13">For ex: </text:p>
      <text:p text:style-name="P13"><text:tab/>union tag_name {</text:p>
      <text:p text:style-name="P13"><text:tab/><text:tab/>datatype member1;</text:p>
      <text:p text:style-name="P13"><text:tab/><text:tab/>datatype member2;</text:p>
      <text:p text:style-name="P13"><text:tab/><text:tab/>.........</text:p>
      <text:p text:style-name="P13"/>
      <text:p text:style-name="P13"><text:tab/>};</text:p>
      <text:p text:style-name="P13"/>
      <text:p text:style-name="P13"/>
      <text:p text:style-name="P9">Bit-fields:</text:p>
      <text:p text:style-name="P13"><text:tab/>when a storage space is at a premium, it may be necessary to pack several objects into single machine word.</text:p>
      <text:p text:style-name="P13"><text:tab/></text:p>
      <text:p text:style-name="P13">for ex: we will use bit-fileds in networking in writting the headers, like TCP header, IP header etc.</text:p>
      <text:p text:style-name="P13"/>
      <text:p text:style-name="P13"/>
      <text:p text:style-name="P9">Standard Input and Output:</text:p>
      <text:p text:style-name="P13"/>
      <text:p text:style-name="P13"><text:span text:style-name="T7">getchar() </text:span>: It will read one character at a time from thr standard input.</text:p>
      <text:p text:style-name="P13"><text:s text:c="18"/></text:p>
      <text:p text:style-name="P13">Prototype: <text:s text:c="3"/>int getchar(void);</text:p>
      <text:p text:style-name="P13"/>
      <text:p text:style-name="P13"><text:span text:style-name="T7">putchar() </text:span>: It will put the character on to the standard output.</text:p>
      <text:p text:style-name="P13"/>
      <text:p text:style-name="P13">Prototype: <text:s text:c="3"/>int putchar(int);</text:p>
      <text:p text:style-name="P13"/>
      <text:p text:style-name="P13">On error both getchar() and putchar() returns EOF.</text:p>
      <text:p text:style-name="P13"/>
      <text:p text:style-name="P9">Formatted Output – printf:</text:p>
      <text:p text:style-name="P13"/>
      <text:p text:style-name="P13">printf converts, formats, and prints its arguments on the standard output under control of format.</text:p>
      <text:p text:style-name="P14">It returns the numbers of characters printed.</text:p>
      <text:p text:style-name="P14"/>
      <text:p text:style-name="P14">Prototype:</text:p>
      <text:p text:style-name="P13"><text:tab/>int printf (char *format, arg1, arg2, ...);</text:p>
      <text:p text:style-name="P14"/>
      <text:p text:style-name="P14"/>
      <text:p text:style-name="P9"/>
      <text:p text:style-name="P9"/>
      <text:p text:style-name="P9"/>
      <text:p text:style-name="P9"/>
      <text:p text:style-name="P9"><text:soft-page-break/>Variable-length Argument Lists:</text:p>
      <text:p text:style-name="P9"/>
      <text:p text:style-name="P15">int printf(char *fmt, ...);</text:p>
      <text:p text:style-name="P15"/>
      <text:p text:style-name="P15">... <text:s/>means that the number and types of these arguments may vary.</text:p>
      <text:p text:style-name="P15"/>
      <text:p text:style-name="P18">The type <text:span text:style-name="T7">va_list </text:span><text:span text:style-name="T8">is used to declare a variable that will refer to eachargument, this argument is called <text:s/></text:span></text:p>
      <text:p text:style-name="P16">ap, for “argument pointer”.</text:p>
      <text:p text:style-name="P18"><text:span text:style-name="T8">The macro </text:span><text:span text:style-name="T7">va_start </text:span><text:span text:style-name="T8">initializes ap to point to the first unnamed argument. <text:s/>It must be called once before ap is used.</text:span></text:p>
      <text:p text:style-name="P18"><text:span text:style-name="T8">Each call of </text:span><text:span text:style-name="T7">va_arg </text:span><text:span text:style-name="T8"><text:s/>returns onr argument and steps ap to the next. </text:span><text:span text:style-name="T7">va_arg </text:span><text:span text:style-name="T8">uses a type name to determine what type to return and how big a step to take.</text:span></text:p>
      <text:p text:style-name="P10">va_end <text:s/><text:span text:style-name="T8">does whatever clean up is necessary.</text:span></text:p>
      <text:p text:style-name="P13"><text:s/></text:p>
      <text:p text:style-name="P19"/>
      <text:p text:style-name="P11">Formatted Input - scanf</text:p>
      <text:p text:style-name="P19">scanf reads characters from the standard input, interprets them according to the specification in format, and stores the results through the remaining arguments.</text:p>
      <text:p text:style-name="P19"/>
      <text:p text:style-name="P19">Prototype : <text:s/>int scanf (char *format, ...);</text:p>
      <text:p text:style-name="P19"/>
      <text:p text:style-name="P11">ssanf() : </text:p>
      <text:p text:style-name="P17">It scans the string according to the format in format, and stores the resulting values through arg1, arg2, etc . These arguments must be pointers.</text:p>
      <text:p text:style-name="P11"/>
      <text:p text:style-name="P17">Prototype : int sscanf(char *string, char *format, arg1, arg2, ... );</text:p>
      <text:p text:style-name="P11"/>
      <text:p text:style-name="P11"/>
      <text:p text:style-name="P11">File Access:</text:p>
      <text:p text:style-name="P11"/>
      <text:p text:style-name="P11">fopen() :</text:p>
      <text:p text:style-name="P17"><text:s text:c="2"/><text:tab/>This function will open a file.</text:p>
      <text:p text:style-name="P17">Prototype : FILE *fopen(char *name, char *mode);</text:p>
      <text:p text:style-name="P17"/>
      <text:p text:style-name="P17">FILE *fp;</text:p>
      <text:p text:style-name="P17">fp is called as file pointer, points to a structure that contains information about the file, such as location of a buffer, <text:s/>current character position in the buffer, whether the file is being read or written <text:s/></text:p>
      <text:p text:style-name="P17">and whether EOF have occured.</text:p>
      <text:p text:style-name="P17"/>
      <text:p text:style-name="P17">Name –&gt; is the name of the file to be open.</text:p>
      <text:p text:style-name="P17">Mode -&gt; <text:s/>represents the mode i.e “r”, ”w”, ”a”, ”r+”, ”w+”, ”a+”, ”rb”, ”wb”, ”ab”.</text:p>
      <text:p text:style-name="P17"/>
      <text:p text:style-name="P19">On success : <text:span text:style-name="T9">it will return a file pointer on error it returns NULL.</text:span></text:p>
      <text:p text:style-name="P19"/>
      <text:p text:style-name="P19"/>
      <text:p text:style-name="P13"/>
      <text:p text:style-name="P23"><text:soft-page-break/>String operations:</text:p>
      <text:p text:style-name="P23"/>
      <text:p text:style-name="P23"><text:span text:style-name="T8">char *</text:span>strcat<text:span text:style-name="T8">(char *dest, const char *src);</text:span></text:p>
      <text:p text:style-name="P24"><text:tab/>The strcat() function appends the src string to the dest string, overwriting the terminating null byte ('\0') at the end of dest, and then adds a terminating null byte.</text:p>
      <text:p text:style-name="P13"/>
      <text:p text:style-name="P24">char *<text:span text:style-name="T7">strncat</text:span>(char *dest, const char *src, size_t n);</text:p>
      <text:p text:style-name="P24"><text:tab/>concatenates n characters of src to dst string.</text:p>
      <text:p text:style-name="P24">Both <text:s/>the function returns pointer to dst string.</text:p>
      <text:p text:style-name="P13"/>
      <text:p text:style-name="P13"/>
      <text:p text:style-name="P24"><text:s/>int <text:span text:style-name="T7">strcmp</text:span>(const char *s1, const char *s2);</text:p>
      <text:p text:style-name="P24"/>
      <text:p text:style-name="P24"><text:tab/>The <text:s/>strcmp() <text:s/>function compares the two strings s1 and s2. <text:s/>It returns an integer less than, equal to, or greater than zero if s1 is found, respectively, to be less than, to match, or be greater than s2.</text:p>
      <text:p text:style-name="P13"/>
      <text:p text:style-name="P24"><text:s/>int <text:span text:style-name="T7">strncmp</text:span>(const char *s1, const char *s2, size_t n);</text:p>
      <text:p text:style-name="P24"/>
      <text:p text:style-name="P24"><text:tab/>The strncmp() function is similar, except it compares the only first (at most) n bytes of s1 and s2</text:p>
      <text:p text:style-name="P13"/>
      <text:p text:style-name="P24">char *<text:span text:style-name="T7">strcpy</text:span>(char *dest, const char *src);</text:p>
      <text:p text:style-name="P24"/>
      <text:p text:style-name="P24"><text:tab/>The <text:s/>strcpy() <text:s/>function <text:s/>copies the string pointed to by src, including the terminating null byte ('\0'), to the buffer pointed to by dest. <text:s/>The strings may not overlap, and the destination string dest must be large enough to receive the copy.</text:p>
      <text:p text:style-name="P24"/>
      <text:p text:style-name="P24"><text:s/>char *<text:span text:style-name="T7">strncpy</text:span>(char *dest, const char *src, size_t n);</text:p>
      <text:p text:style-name="P24"/>
      <text:p text:style-name="P24"><text:tab/>The <text:s/>strncpy() function is similar, except that at most n bytes of src are copied. <text:s/>Warning: If there is no null byte among the first n bytes of src, the string placed in dest will not be null-terminated.</text:p>
      <text:p text:style-name="P24"/>
      <text:p text:style-name="P24"><text:s/>size_t <text:span text:style-name="T7">strlen</text:span>(const char *s);</text:p>
      <text:p text:style-name="P24"><text:tab/>The strlen() function calculates the length of the string s, excluding the terminating null byte ('\0').</text:p>
      <text:p text:style-name="P24"></text:p>
      <text:p text:style-name="P24"><text:s/>char *<text:span text:style-name="T7">strchr</text:span>(const char *s, int c);</text:p>
      <text:p text:style-name="P24"><text:tab/>The strchr() function returns a pointer to the first occurrence of the character c in the string s.</text:p>
      <text:p text:style-name="P24"/>
      <text:p text:style-name="P24"><text:s/>char *<text:span text:style-name="T7">strrchr</text:span>(const char *s, int c);</text:p>
      <text:p text:style-name="P24"><text:tab/>The strrchr() function returns a pointer to the last occurrence of the character c in the string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olic" svg:font-family="'Century gothol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9:08:24.971614858</meta:creation-date>
    <dc:date>2016-05-31T11:04:42.554680420</dc:date>
    <meta:editing-duration>PT37M8S</meta:editing-duration>
    <meta:editing-cycles>7</meta:editing-cycles>
    <meta:generator>LibreOffice/4.2.4.2$Linux_x86 LibreOffice_project/420m0$Build-2</meta:generator>
    <meta:document-statistic meta:table-count="0" meta:image-count="0" meta:object-count="0" meta:page-count="5" meta:paragraph-count="139" meta:word-count="1091" meta:character-count="6351" meta:non-whitespace-character-count="5194"/>
  </office:meta>
</office:document-meta>
</file>